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2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2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2" fo:language="bg" fo:country="BG" officeooo:paragraph-rsid="0013efc4"/>
    </style:style>
    <style:style style:name="P5" style:family="paragraph" style:parent-style-name="Table_20_Contents">
      <style:paragraph-properties fo:text-align="end" style:justify-single-word="false"/>
      <style:text-properties style:font-name="Arial2" fo:language="bg" fo:country="BG" officeooo:paragraph-rsid="0041af0f"/>
    </style:style>
    <style:style style:name="P6" style:family="paragraph" style:parent-style-name="Table_20_Contents">
      <style:paragraph-properties fo:text-align="end" style:justify-single-word="false"/>
      <style:text-properties style:font-name="Arial2" fo:language="bg" fo:country="BG" officeooo:paragraph-rsid="004efbc1"/>
    </style:style>
    <style:style style:name="P7" style:family="paragraph" style:parent-style-name="Table_20_Contents">
      <style:text-properties style:font-name="Arial2" fo:language="bg" fo:country="BG" fo:font-weight="bold"/>
    </style:style>
    <style:style style:name="P8" style:family="paragraph" style:parent-style-name="Table_20_Contents">
      <style:text-properties style:font-name="Arial2" fo:language="bg" fo:country="BG" fo:font-weight="bold" officeooo:rsid="0013efc4" officeooo:paragraph-rsid="0013efc4"/>
    </style:style>
    <style:style style:name="P9" style:family="paragraph" style:parent-style-name="Table_20_Contents">
      <style:text-properties style:font-name="Arial2" fo:language="bg" fo:country="BG" fo:font-weight="bold" officeooo:rsid="004efbc1" officeooo:paragraph-rsid="004efbc1"/>
    </style:style>
    <style:style style:name="P10" style:family="paragraph" style:parent-style-name="Table_20_Contents">
      <style:text-properties style:font-name="Arial2" fo:language="bg" fo:country="BG" officeooo:paragraph-rsid="0013efc4"/>
    </style:style>
    <style:style style:name="P11" style:family="paragraph" style:parent-style-name="Table_20_Contents">
      <style:text-properties style:font-name="Arial2" fo:language="bg" fo:country="BG" officeooo:paragraph-rsid="0028b3b5"/>
    </style:style>
    <style:style style:name="P12" style:family="paragraph" style:parent-style-name="Table_20_Contents">
      <style:text-properties style:font-name="Arial2" fo:language="bg" fo:country="BG" officeooo:paragraph-rsid="002e8d3a"/>
    </style:style>
    <style:style style:name="P13" style:family="paragraph" style:parent-style-name="Table_20_Contents">
      <style:text-properties style:font-name="Arial2" fo:language="bg" fo:country="BG" officeooo:rsid="003d846b" officeooo:paragraph-rsid="003d846b"/>
    </style:style>
    <style:style style:name="P14" style:family="paragraph" style:parent-style-name="Table_20_Contents">
      <style:text-properties style:font-name="Arial2" fo:language="bg" fo:country="BG" officeooo:paragraph-rsid="0041af0f"/>
    </style:style>
    <style:style style:name="P15" style:family="paragraph" style:parent-style-name="Table_20_Contents">
      <style:text-properties style:font-name="Arial2" fo:language="bg" fo:country="BG" officeooo:rsid="0041af0f" officeooo:paragraph-rsid="0041af0f"/>
    </style:style>
    <style:style style:name="P16" style:family="paragraph" style:parent-style-name="Table_20_Contents">
      <style:text-properties style:font-name="Arial2" fo:language="bg" fo:country="BG" officeooo:paragraph-rsid="004efbc1"/>
    </style:style>
    <style:style style:name="P17" style:family="paragraph" style:parent-style-name="Table_20_Contents">
      <style:text-properties officeooo:paragraph-rsid="0013efc4"/>
    </style:style>
    <style:style style:name="P18" style:family="paragraph" style:parent-style-name="Table_20_Contents">
      <style:text-properties officeooo:paragraph-rsid="0041af0f"/>
    </style:style>
    <style:style style:name="P19" style:family="paragraph" style:parent-style-name="Table_20_Contents">
      <style:text-properties officeooo:paragraph-rsid="004efbc1"/>
    </style:style>
    <style:style style:name="P20" style:family="paragraph" style:parent-style-name="Text_20_body">
      <style:text-properties style:font-name="Arial2"/>
    </style:style>
    <style:style style:name="P21" style:family="paragraph" style:parent-style-name="Text_20_body">
      <style:text-properties style:font-name="Arial2" fo:language="bg" fo:country="BG"/>
    </style:style>
    <style:style style:name="P22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23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24" style:family="paragraph" style:parent-style-name="Standard">
      <style:text-properties style:font-name="Arial2" fo:language="bg" fo:country="BG"/>
    </style:style>
    <style:style style:name="P25" style:family="paragraph" style:parent-style-name="Standard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text-properties fo:language="bg" fo:country="BG"/>
    </style:style>
    <style:style style:name="P2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28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paragraph-rsid="002c3ae5"/>
    </style:style>
    <style:style style:name="P29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bg" fo:country="BG" officeooo:rsid="00100873" officeooo:paragraph-rsid="0010d852"/>
    </style:style>
    <style:style style:name="P30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2" fo:language="bg" fo:country="BG" officeooo:paragraph-rsid="000fb226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Arial2" fo:language="bg" fo:country="BG"/>
    </style:style>
    <style:style style:name="P32" style:family="paragraph" style:parent-style-name="Sender">
      <style:text-properties style:font-name="Arial2" fo:language="bg" fo:country="BG" fo:font-style="italic" style:font-style-asian="italic" style:font-style-complex="italic"/>
    </style:style>
    <style:style style:name="P33" style:family="paragraph" style:parent-style-name="Table_20_Contents_20__28_user_29_">
      <style:paragraph-properties style:snap-to-layout-grid="false"/>
      <style:text-properties style:font-name="Arial2" fo:language="en" fo:country="GB" officeooo:rsid="0005746f" officeooo:paragraph-rsid="0013efc4"/>
    </style:style>
    <style:style style:name="P34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8f3e4"/>
    </style:style>
    <style:style style:name="P35" style:family="paragraph" style:parent-style-name="Table_20_Contents_20__28_user_29_">
      <style:paragraph-properties fo:text-align="end" style:justify-single-word="false" style:snap-to-layout-grid="false"/>
      <style:text-properties style:font-name="Arial2" fo:language="bg" fo:country="BG" officeooo:paragraph-rsid="001ea3f4"/>
    </style:style>
    <style:style style:name="P36" style:family="paragraph" style:parent-style-name="Table_20_Contents_20__28_user_29_">
      <style:paragraph-properties style:snap-to-layout-grid="false"/>
      <style:text-properties style:font-name="Arial2" fo:language="bg" fo:country="BG" officeooo:paragraph-rsid="0018f3e4"/>
    </style:style>
    <style:style style:name="P37" style:family="paragraph" style:parent-style-name="Table_20_Contents_20__28_user_29_">
      <style:paragraph-properties style:snap-to-layout-grid="false"/>
      <style:text-properties style:font-name="Arial2" fo:language="bg" fo:country="BG" officeooo:paragraph-rsid="001ea3f4"/>
    </style:style>
    <style:style style:name="P38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18f3e4"/>
    </style:style>
    <style:style style:name="P39" style:family="paragraph" style:parent-style-name="Table_20_Contents_20__28_user_29_">
      <style:paragraph-properties style:snap-to-layout-grid="false"/>
      <style:text-properties style:font-name="Arial2" fo:language="bg" fo:country="BG" officeooo:rsid="002bfd58" officeooo:paragraph-rsid="002e8d3a"/>
    </style:style>
    <style:style style:name="P40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/>
    </style:style>
    <style:style style:name="P41" style:family="paragraph" style:parent-style-name="Table_20_Contents_20__28_user_29_">
      <style:paragraph-properties style:snap-to-layout-grid="false"/>
      <style:text-properties style:font-name="Arial2" fo:language="bg" fo:country="BG" officeooo:rsid="001ea3f4" officeooo:paragraph-rsid="001ea3f4" style:font-name-complex="Arial2"/>
    </style:style>
    <style:style style:name="P42" style:family="paragraph" style:parent-style-name="Table_20_Contents_20__28_user_29_">
      <style:paragraph-properties style:snap-to-layout-grid="false"/>
      <style:text-properties style:font-name="Arial2" fo:language="bg" fo:country="BG" officeooo:rsid="0013efc4" officeooo:paragraph-rsid="0013efc4"/>
    </style:style>
    <style:style style:name="P43" style:family="paragraph" style:parent-style-name="Table_20_Contents_20__28_user_29_">
      <style:paragraph-properties style:snap-to-layout-grid="false"/>
      <style:text-properties style:font-name="Arial2" officeooo:paragraph-rsid="001ea3f4" style:font-name-complex="Arial2"/>
    </style:style>
    <style:style style:name="P44" style:family="paragraph" style:parent-style-name="Table_20_Contents_20__28_user_29_">
      <style:paragraph-properties style:snap-to-layout-grid="false"/>
      <style:text-properties style:font-name="Arial2" officeooo:paragraph-rsid="001ea3f4"/>
    </style:style>
    <style:style style:name="P45" style:family="paragraph" style:parent-style-name="Table_20_Contents_20__28_user_29_">
      <style:paragraph-properties style:snap-to-layout-grid="false"/>
      <style:text-properties officeooo:paragraph-rsid="0018f3e4"/>
    </style:style>
    <style:style style:name="P46" style:family="paragraph" style:parent-style-name="Table_20_Contents_20__28_user_29_">
      <style:paragraph-properties style:snap-to-layout-grid="false"/>
      <style:text-properties officeooo:paragraph-rsid="001ea3f4"/>
    </style:style>
    <style:style style:name="P47" style:family="paragraph" style:parent-style-name="Table_20_Contents_20__28_user_29_">
      <style:text-properties officeooo:paragraph-rsid="0018f3e4"/>
    </style:style>
    <style:style style:name="P48" style:family="paragraph" style:parent-style-name="Heading_20_1">
      <style:paragraph-properties fo:text-align="center" style:justify-single-word="false"/>
      <style:text-properties style:font-name="Arial2" fo:language="bg" fo:country="BG"/>
    </style:style>
    <style:style style:name="P49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/>
    </style:style>
    <style:style style:name="P50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officeooo:paragraph-rsid="004efbc1"/>
    </style:style>
    <style:style style:name="P51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bg" fo:country="BG" style:text-underline-style="solid" style:text-underline-width="auto" style:text-underline-color="font-color"/>
    </style:style>
    <style:style style:name="P53" style:family="paragraph" style:parent-style-name="Heading_20_3">
      <style:text-properties style:font-name="Arial2" fo:language="bg" fo:country="BG"/>
    </style:style>
    <style:style style:name="P54" style:family="paragraph" style:parent-style-name="Heading_20_3">
      <style:text-properties style:font-name="Arial2" fo:language="bg" fo:country="BG" officeooo:paragraph-rsid="0044a1e4"/>
    </style:style>
    <style:style style:name="P55" style:family="paragraph" style:parent-style-name="Heading_20_3">
      <style:text-properties style:font-name="Arial2" fo:language="bg" fo:country="BG" officeooo:rsid="002aa9d6" officeooo:paragraph-rsid="002aa9d6"/>
    </style:style>
    <style:style style:name="P56" style:family="paragraph" style:parent-style-name="Heading_20_3">
      <style:text-properties style:font-name="Arial2" fo:language="bg" fo:country="BG" officeooo:rsid="000fb226" officeooo:paragraph-rsid="000fb226"/>
    </style:style>
    <style:style style:name="P57" style:family="paragraph" style:parent-style-name="Heading_20_3">
      <style:text-properties style:font-name="Arial2" fo:language="bg" fo:country="BG" officeooo:paragraph-rsid="00363aec"/>
    </style:style>
    <style:style style:name="P58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13efc4" officeooo:paragraph-rsid="0013efc4"/>
    </style:style>
    <style:style style:name="P59" style:family="paragraph" style:parent-style-name="Heading_20_3">
      <style:text-properties style:font-name="Arial2" fo:language="bg" fo:country="BG" officeooo:paragraph-rsid="0013efc4"/>
    </style:style>
    <style:style style:name="P60" style:family="paragraph" style:parent-style-name="Heading_20_3">
      <style:text-properties style:font-name="Arial2" fo:language="bg" fo:country="BG" officeooo:paragraph-rsid="002e8d3a"/>
    </style:style>
    <style:style style:name="P6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bg" fo:country="BG" officeooo:rsid="002bfd58" officeooo:paragraph-rsid="0018f3e4"/>
    </style:style>
    <style:style style:name="P62" style:family="paragraph" style:parent-style-name="Heading_20_3" style:list-style-name="">
      <style:text-properties style:font-name="Arial2" fo:language="bg" fo:country="BG" officeooo:paragraph-rsid="002e8d3a"/>
    </style:style>
    <style:style style:name="P63" style:family="paragraph" style:parent-style-name="Heading_20_3">
      <style:text-properties fo:language="bg" fo:country="BG"/>
    </style:style>
    <style:style style:name="P64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65" style:family="paragraph" style:parent-style-name="Heading_20_3">
      <style:text-properties officeooo:paragraph-rsid="002e8d3a"/>
    </style:style>
    <style:style style:name="P66" style:family="paragraph" style:parent-style-name="Heading_20_3">
      <style:paragraph-properties fo:break-before="page"/>
      <style:text-properties style:font-name="Arial2" fo:language="bg" fo:country="BG" officeooo:paragraph-rsid="002e8d3a"/>
    </style:style>
    <style:style style:name="P67" style:family="paragraph" style:parent-style-name="Text_20_body" style:list-style-name="L1"/>
    <style:style style:name="P68" style:family="paragraph" style:parent-style-name="Text_20_body" style:list-style-name="L1">
      <style:text-properties style:font-name="Arial2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2" fo:language="bg" fo:country="BG"/>
    </style:style>
    <style:style style:name="T12" style:family="text">
      <style:text-properties style:font-name="Arial2" fo:language="bg" fo:country="BG" fo:font-weight="bold"/>
    </style:style>
    <style:style style:name="T13" style:family="text">
      <style:text-properties style:font-name="Arial2" fo:language="bg" fo:country="BG" fo:font-weight="bold" officeooo:rsid="0051b7c3"/>
    </style:style>
    <style:style style:name="T14" style:family="text">
      <style:text-properties style:font-name="Arial2" fo:language="bg" fo:country="BG" officeooo:rsid="002bfd58"/>
    </style:style>
    <style:style style:name="T15" style:family="text">
      <style:text-properties style:font-name="Arial2" fo:language="bg" fo:country="BG" officeooo:rsid="001aa35c"/>
    </style:style>
    <style:style style:name="T16" style:family="text">
      <style:text-properties style:font-name="Arial2" fo:language="bg" fo:country="BG" officeooo:rsid="001ea3f4"/>
    </style:style>
    <style:style style:name="T17" style:family="text">
      <style:text-properties style:font-name="Arial2" fo:language="bg" fo:country="BG" officeooo:rsid="002ba52b"/>
    </style:style>
    <style:style style:name="T18" style:family="text">
      <style:text-properties style:font-name="Arial2" fo:language="bg" fo:country="BG" officeooo:rsid="002c3ae5"/>
    </style:style>
    <style:style style:name="T19" style:family="text">
      <style:text-properties style:font-name="Arial2" fo:language="bg" fo:country="BG" fo:font-style="italic" officeooo:rsid="002214ce" style:font-style-asian="italic" style:font-style-complex="italic"/>
    </style:style>
    <style:style style:name="T20" style:family="text">
      <style:text-properties style:font-name="Arial2" fo:language="bg" fo:country="BG" fo:font-style="italic" officeooo:rsid="00271f67" style:font-style-asian="italic" style:font-style-complex="italic"/>
    </style:style>
    <style:style style:name="T21" style:family="text">
      <style:text-properties style:font-name="Arial2" fo:language="bg" fo:country="BG" fo:font-style="italic" officeooo:rsid="00235273" style:font-style-asian="italic" style:font-style-complex="italic"/>
    </style:style>
    <style:style style:name="T22" style:family="text">
      <style:text-properties style:font-name="Arial2" fo:language="bg" fo:country="BG" officeooo:rsid="0041af0f"/>
    </style:style>
    <style:style style:name="T23" style:family="text">
      <style:text-properties style:font-name="Arial2" officeooo:rsid="0013efc4"/>
    </style:style>
    <style:style style:name="T24" style:family="text">
      <style:text-properties style:font-name="Arial2" officeooo:rsid="0005746f"/>
    </style:style>
    <style:style style:name="T25" style:family="text">
      <style:text-properties style:font-name="Arial2" fo:language="en" fo:country="GB" fo:font-style="italic" officeooo:rsid="002214ce" style:font-style-asian="italic" style:font-style-complex="italic"/>
    </style:style>
    <style:style style:name="T26" style:family="text">
      <style:text-properties style:font-name="Arial2" fo:language="en" fo:country="GB" fo:font-style="italic" officeooo:rsid="00235273" style:font-style-asian="italic" style:font-style-complex="italic"/>
    </style:style>
    <style:style style:name="T27" style:family="text">
      <style:text-properties style:font-name="Arial2" fo:language="en" fo:country="GB" officeooo:rsid="00389a3e"/>
    </style:style>
    <style:style style:name="T28" style:family="text">
      <style:text-properties style:font-name="Arial2" officeooo:rsid="00477378"/>
    </style:style>
    <style:style style:name="T29" style:family="text">
      <style:text-properties style:font-name="Arial2" fo:font-size="14pt" fo:language="bg" fo:country="BG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30" style:family="text">
      <style:text-properties style:font-name="Arial2" fo:font-size="14pt" fo:language="bg" fo:country="BG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1" style:family="text">
      <style:text-properties style:font-name="Arial2" fo:font-size="10pt" fo:language="bg" fo:country="BG" fo:font-style="italic" style:font-size-asian="10pt" style:font-style-asian="italic" style:font-size-complex="10pt" style:font-style-complex="italic"/>
    </style:style>
    <style:style style:name="T32" style:family="text">
      <style:text-properties style:font-name="Arial2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33" style:family="text">
      <style:text-properties style:font-name="Arial2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34" style:family="text">
      <style:text-properties fo:font-weight="bold"/>
    </style:style>
    <style:style style:name="T35" style:family="text">
      <style:text-properties officeooo:rsid="000d4abb"/>
    </style:style>
    <style:style style:name="T36" style:family="text">
      <style:text-properties officeooo:rsid="00296815"/>
    </style:style>
    <style:style style:name="T37" style:family="text">
      <style:text-properties officeooo:rsid="0005746f"/>
    </style:style>
    <style:style style:name="T38" style:family="text">
      <style:text-properties officeooo:rsid="0006d3c3"/>
    </style:style>
    <style:style style:name="T39" style:family="text">
      <style:text-properties officeooo:rsid="0010d852"/>
    </style:style>
    <style:style style:name="T40" style:family="text">
      <style:text-properties officeooo:rsid="0013efc4"/>
    </style:style>
    <style:style style:name="T41" style:family="text">
      <style:text-properties officeooo:rsid="00149e5d"/>
    </style:style>
    <style:style style:name="T42" style:family="text">
      <style:text-properties officeooo:rsid="00165fcd"/>
    </style:style>
    <style:style style:name="T43" style:family="text">
      <style:text-properties officeooo:rsid="00172f72"/>
    </style:style>
    <style:style style:name="T44" style:family="text">
      <style:text-properties style:use-window-font-color="true" style:font-name="Arial2" fo:language="bg" fo:country="BG" style:text-underline-style="none" officeooo:rsid="002bfd58"/>
    </style:style>
    <style:style style:name="T45" style:family="text">
      <style:text-properties officeooo:rsid="0018f3e4"/>
    </style:style>
    <style:style style:name="T46" style:family="text">
      <style:text-properties officeooo:rsid="001aa35c"/>
    </style:style>
    <style:style style:name="T47" style:family="text">
      <style:text-properties officeooo:rsid="001c4ee4"/>
    </style:style>
    <style:style style:name="T48" style:family="text">
      <style:text-properties officeooo:rsid="001ea3f4"/>
    </style:style>
    <style:style style:name="T49" style:family="text">
      <style:text-properties officeooo:rsid="00240aff"/>
    </style:style>
    <style:style style:name="T50" style:family="text">
      <style:text-properties fo:language="en" fo:country="GB" officeooo:rsid="00389a3e"/>
    </style:style>
    <style:style style:name="T51" style:family="text">
      <style:text-properties fo:language="en" fo:country="GB" fo:font-weight="bold" officeooo:rsid="00389a3e" style:font-weight-asian="bold" style:font-weight-complex="bold"/>
    </style:style>
    <style:style style:name="T52" style:family="text">
      <style:text-properties fo:language="en" fo:country="GB" officeooo:rsid="004c999d"/>
    </style:style>
    <style:style style:name="T53" style:family="text">
      <style:text-properties officeooo:rsid="002c3ae5"/>
    </style:style>
    <style:style style:name="T54" style:family="text">
      <style:text-properties officeooo:rsid="002e0d89"/>
    </style:style>
    <style:style style:name="T55" style:family="text">
      <style:text-properties officeooo:rsid="002e8d3a"/>
    </style:style>
    <style:style style:name="T56" style:family="text">
      <style:text-properties officeooo:rsid="002ec8d2"/>
    </style:style>
    <style:style style:name="T57" style:family="text">
      <style:text-properties fo:language="en" fo:country="US" fo:font-weight="normal" officeooo:rsid="0031a90d" style:font-weight-asian="normal" style:font-weight-complex="normal"/>
    </style:style>
    <style:style style:name="T58" style:family="text">
      <style:text-properties fo:language="en" fo:country="US" officeooo:rsid="00403f18"/>
    </style:style>
    <style:style style:name="T59" style:family="text">
      <style:text-properties fo:language="en" fo:country="US" officeooo:rsid="0048de03"/>
    </style:style>
    <style:style style:name="T60" style:family="text">
      <style:text-properties fo:language="en" fo:country="US" officeooo:rsid="004b75db"/>
    </style:style>
    <style:style style:name="T61" style:family="text">
      <style:text-properties officeooo:rsid="00363aec"/>
    </style:style>
    <style:style style:name="T62" style:family="text">
      <style:text-properties officeooo:rsid="0037be8d"/>
    </style:style>
    <style:style style:name="T63" style:family="text">
      <style:text-properties officeooo:rsid="00395c2a"/>
    </style:style>
    <style:style style:name="T64" style:family="text">
      <style:text-properties officeooo:rsid="003c3df0"/>
    </style:style>
    <style:style style:name="T65" style:family="text">
      <style:text-properties officeooo:rsid="0041af0f"/>
    </style:style>
    <style:style style:name="T66" style:family="text">
      <style:text-properties officeooo:rsid="004208ab"/>
    </style:style>
    <style:style style:name="T67" style:family="text">
      <style:text-properties officeooo:rsid="00426c7f"/>
    </style:style>
    <style:style style:name="T68" style:family="text">
      <style:text-properties officeooo:rsid="0048de03"/>
    </style:style>
    <style:style style:name="T69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70" style:family="text">
      <style:text-properties officeooo:rsid="004efbc1"/>
    </style:style>
    <style:style style:name="T71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72" style:family="text">
      <style:text-properties style:font-name="Arial1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73" style:family="text">
      <style:text-properties officeooo:rsid="004f6544"/>
    </style:style>
    <style:style style:name="T74" style:family="text">
      <style:text-properties officeooo:rsid="0051b7c3"/>
    </style:style>
    <style:style style:name="T75" style:family="text">
      <style:text-properties officeooo:rsid="00539098"/>
    </style:style>
    <style:style style:name="T76" style:family="text">
      <style:text-properties officeooo:rsid="00542914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Автобиография на Георги <text:span text:style-name="T66">Д. </text:span>Сотиров</text:h>
      <text:h text:style-name="P49" text:outline-level="2">Информация за <text:span text:style-name="T62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32">17<text:span text:style-name="T35">15</text:span> София<text:line-break/><text:span text:style-name="T35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63">итан</text:span> <text:span text:style-name="T64">начин</text:span> за връзка:</text:p>
          </table:table-cell>
          <table:table-cell table:style-name="ContactInfo.B1" office:value-type="string">
            <text:p text:style-name="P13">Личен мобилен</text:p>
          </table:table-cell>
        </table:table-row>
      </table:table>
      <text:h text:style-name="P49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61">Предпочитан тип заетост</text:span>:</text:p>
          </table:table-cell>
          <table:table-cell table:style-name="PersonalINfo.B1" office:value-type="string">
            <text:p text:style-name="P2"><text:span text:style-name="T35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49" text:outline-level="2">Образование<text:tab/></text:h>
      <text:h text:style-name="P53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18"><text:a xlink:type="simple" xlink:href="https://nbu.bg/" text:style-name="Internet_20_link" text:visited-style-name="Visited_20_Internet_20_Link"><text:span text:style-name="Internet_20_link"><text:span text:style-name="T22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18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1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15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15">Магистър <text:span text:style-name="T67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49">Местоположение</text:span>:</text:p>
          </table:table-cell>
          <table:table-cell table:style-name="Таблица5.B1" office:value-type="string">
            <text:p text:style-name="P14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4"><text:span text:style-name="T65">Октомври</text:span> <text:span text:style-name="T65">2012</text:span> <text:span text:style-name="T50">–</text:span> <text:span text:style-name="T65">Ноември</text:span> 20<text:span text:style-name="T65">17</text:span></text:p>
          </table:table-cell>
        </table:table-row>
      </table:table>
      <text:h text:style-name="P54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49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11">Септември 1998 <text:span text:style-name="T50">–</text:span> Юни 2002</text:p>
          </table:table-cell>
        </table:table-row>
      </table:table>
      <text:h text:style-name="P55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8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49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11">Септември 1994 <text:span text:style-name="T50">–</text:span> Май 1998</text:p>
          </table:table-cell>
        </table:table-row>
      </table:table>
      <text:p text:style-name="P26"/>
      <text:h text:style-name="P51" text:outline-level="2">Умения<text:tab/></text:h>
      <text:h text:style-name="P53" text:outline-level="3">Програмни езици</text:h>
      <text:p text:style-name="P28">C, C++, <text:span text:style-name="T58">Java, </text:span>JavaScript®, Pascal, Perl, PHP, <text:span text:style-name="T36">PL/SQL, </text:span>Prolog, Shell</text:p>
      <text:h text:style-name="P56" text:outline-level="3">Web разработка</text:h>
      <text:p text:style-name="P27">(X)HTML, XML, CSS, XSL</text:p>
      <text:h text:style-name="P53" text:outline-level="3">Среди за разработка</text:h>
      <text:p text:style-name="P30">Borland® C++Builder™, Borland® Delphi™, Eclipse, GraphTalk™ Developer, KDevelop, Microsoft® VisualC++®, Turbo® C/C++, Turbo® Pascal, Watcom™ C/C++</text:p>
      <text:h text:style-name="P53" text:outline-level="3">Инструменти за разработка</text:h>
      <text:p text:style-name="P27">Bugzilla, JIRA</text:p>
      <text:p text:style-name="P27">CVS, Subversion, Mercurial (Hg), Git</text:p>
      <text:p text:style-name="P27">make, CMake</text:p>
      <text:h text:style-name="P53" text:outline-level="3">Бази данни и моделиране</text:h>
      <text:p text:style-name="P22">SQL, MySQL, Oracle</text:p>
      <text:p text:style-name="P22">MySQL Workbench, <text:span text:style-name="T37">Oracle SQL Developer, </text:span><text:span text:style-name="T58">PL/SQL Developer</text:span></text:p>
      <text:h text:style-name="P53" text:outline-level="3">Операционни системи</text:h>
      <text:p text:style-name="P27">Linux, Unix, Windows, <text:span text:style-name="T38">DOS</text:span></text:p>
      <text:h text:style-name="P63" text:outline-level="3">Технологии за виртуализация</text:h>
      <text:p text:style-name="P29">VMware, qemu</text:p>
      <text:h text:style-name="P53" text:outline-level="3">Интерфейси за връзка</text:h>
      <text:p text:style-name="P20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53" text:outline-level="3">Езици</text:h>
      <text:p text:style-name="P21">Български, Английски</text:p>
      <text:h text:style-name="P49" text:outline-level="2">Допълнителни квалификации<text:tab/></text:h>
      <text:h text:style-name="P57" text:outline-level="3">Юли 2003 <text:span text:style-name="T52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9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p text:style-name="P26"/>
      <text:h text:style-name="P52" text:outline-level="2">Трудов опит<text:tab/></text:h>
      <text:h text:style-name="P58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8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7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10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12"><text:span text:style-name="T40">5</text:span><text:span text:style-name="T51">–</text:span><text:span text:style-name="T57">1</text:span><text:span text:style-name="T40">0</text:span> <text:span text:style-name="T40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42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64" text:outline-level="3"><text:bookmark-start text:name="Codix-TL"/><text:span text:style-name="T23">Януари</text:span><text:span text:style-name="T24"> 2008 – </text:span><text:bookmark-end text:name="Codix-TL"/><text:span text:style-name="T28">до сега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8">Ръководител екип <text:span text:style-name="T75">софтуерна разработка</text:span>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7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10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12"><text:span text:style-name="T40">15</text:span><text:span text:style-name="T50">–</text:span><text:span text:style-name="T40">20</text:span> <text:span text:style-name="T40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42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59" text:outline-level="3"><text:bookmark-start text:name="Codix-CSQL"/>Декември 2006 – <text:span text:style-name="T40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Table_20_Contents"><text:span text:style-name="T13">Софтуерен разработчик</text:span>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12">5<text:span text:style-name="T50">–</text:span>10 <text:span text:style-name="T41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33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53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7">Старши <text:span text:style-name="T76">п</text:span>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41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Heading_20_3" text:outline-level="3"><text:bookmark text:name="OBS"/><text:span text:style-name="T11">Юли 2003 – </text:span><text:span text:style-name="T30">Септември</text:span><text:span text:style-name="T11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7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12">5<text:span text:style-name="T50">–</text:span>20 <text:span text:style-name="T41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60" text:outline-level="3"><text:bookmark text:name="Xpeqt"/>Май 2002 <text:span text:style-name="T50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7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12">5 <text:span text:style-name="T42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65" text:outline-level="3"><text:span text:style-name="T29">Април</text:span><text:span text:style-name="T11"> 2001 </text:span><text:span text:style-name="T27">–</text:span><text:span text:style-name="T11"> </text:span><text:span text:style-name="T29">Февруари</text:span><text:span text:style-name="T11"> 2002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7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42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Heading_20_3" text:outline-level="3"><text:span text:style-name="T71">С</text:span><text:span text:style-name="T72">ептември</text:span> 200<text:span text:style-name="T70">0</text:span> <text:span text:style-name="T50">–</text:span> <text:span text:style-name="T71">Я</text:span><text:span text:style-name="T72">нуари</text:span> 200<text:span text:style-name="T70">1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">Длъжност:</text:p>
          </table:table-cell>
          <table:table-cell table:style-name="Таблица6.B1" office:value-type="string">
            <text:p text:style-name="P9">Системен администратор</text:p>
          </table:table-cell>
        </table:table-row>
        <table:table-row>
          <table:table-cell table:style-name="Таблица6.A1" office:value-type="string">
            <text:p text:style-name="P6"><text:span text:style-name="T10">Организация</text:span>:</text:p>
          </table:table-cell>
          <table:table-cell table:style-name="Таблица6.B1" office:value-type="string">
            <text:p text:style-name="P19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Таблица6.A1" office:value-type="string">
            <text:p text:style-name="P6">Местоположение:</text:p>
          </table:table-cell>
          <table:table-cell table:style-name="Таблица6.B1" office:value-type="string">
            <text:p text:style-name="P16">София, България</text:p>
          </table:table-cell>
        </table:table-row>
        <table:table-row>
          <table:table-cell table:style-name="Таблица6.A1" office:value-type="string">
            <text:p text:style-name="P6">Размер на екипа:</text:p>
          </table:table-cell>
          <table:table-cell table:style-name="Таблица6.B1" office:value-type="string">
            <text:p text:style-name="P16"><text:span text:style-name="T73">5</text:span> <text:span text:style-name="T42">човека</text:span></text:p>
          </table:table-cell>
        </table:table-row>
        <table:table-row>
          <table:table-cell table:style-name="Таблица6.A1" office:value-type="string">
            <text:p text:style-name="P6">Задължения:</text:p>
          </table:table-cell>
          <table:table-cell table:style-name="Таблица6.B1" office:value-type="string">
            <text:p text:style-name="P16">Администрация на Windows компютри и принтери в локална мрежа.</text:p>
          </table:table-cell>
        </table:table-row>
      </table:table>
      <text:h text:style-name="P50" text:outline-level="2">Примерни проекти<text:tab/></text:h>
      <text:h text:style-name="P61" text:outline-level="3"><text:span text:style-name="T45">Април</text:span> 2011 – <text:span text:style-name="T45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4"><text:span text:style-name="T45">Име</text:span>:</text:p>
          </table:table-cell>
          <table:table-cell table:style-name="Таблица15.B1" office:value-type="string">
            <text:p text:style-name="P47"><text:span text:style-name="Strong_20_Emphasis"><text:span text:style-name="T44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34"><text:span text:style-name="T46">Описание</text:span>:</text:p>
          </table:table-cell>
          <table:table-cell table:style-name="Таблица15.B1" office:value-type="string">
            <text:p text:style-name="P36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34"><text:span text:style-name="T46">Продължителност</text:span>:</text:p>
          </table:table-cell>
          <table:table-cell table:style-name="Таблица15.B1" office:value-type="string">
            <text:p text:style-name="P36">4 <text:span text:style-name="T46">години и 3 месеца</text:span></text:p>
          </table:table-cell>
        </table:table-row>
        <table:table-row>
          <table:table-cell table:style-name="Таблица15.A1" office:value-type="string">
            <text:p text:style-name="P34"><text:span text:style-name="T46">Използвани технологии</text:span>:</text:p>
          </table:table-cell>
          <table:table-cell table:style-name="Таблица15.B1" office:value-type="string">
            <text:p text:style-name="P45"><text:span text:style-name="Default_20_Paragraph_20_Font"><text:span text:style-name="T14">Linux, MySQL, Perl</text:span></text:span></text:p>
          </table:table-cell>
        </table:table-row>
        <table:table-row>
          <table:table-cell table:style-name="Таблица15.A1" office:value-type="string">
            <text:p text:style-name="P34"><text:span text:style-name="T53">Длъжност</text:span>:</text:p>
          </table:table-cell>
          <table:table-cell table:style-name="Таблица15.B1" office:value-type="string">
            <text:p text:style-name="P38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34"><text:span text:style-name="T46">Размер на екипа</text:span>:</text:p>
          </table:table-cell>
          <table:table-cell table:style-name="Таблица15.B1" office:value-type="string">
            <text:p text:style-name="P39">5<text:span text:style-name="T50">–</text:span>10 <text:span text:style-name="T46">човека</text:span></text:p>
          </table:table-cell>
        </table:table-row>
        <table:table-row>
          <table:table-cell table:style-name="Таблица15.A1" office:value-type="string">
            <text:p text:style-name="P34"><text:span text:style-name="T46">Организация</text:span>:</text:p>
          </table:table-cell>
          <table:table-cell table:style-name="Таблица15.B1" office:value-type="string">
            <text:p text:style-name="P47"><text:a xlink:type="simple" xlink:href="#Codix-DevM" text:style-name="Internet_20_link" text:visited-style-name="Visited_20_Internet_20_Link"><text:span text:style-name="Internet_20_link"><text:span text:style-name="T15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34">Описание на организацията:</text:p>
          </table:table-cell>
          <table:table-cell table:style-name="Таблица15.B1" office:value-type="string">
            <text:p text:style-name="P36">CODIX е софтуерната компания зад iMX – системата за събит<text:span text:style-name="T47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62" text:outline-level="3"/>
      <text:h text:style-name="P66" text:outline-level="3"><text:bookmark text:name="EP-12"/>Юни 2002 <text:span text:style-name="T50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43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55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63" text:outline-level="3">Март 200<text:span text:style-name="T59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5"><text:span text:style-name="T48">Име</text:span>:</text:p>
          </table:table-cell>
          <table:table-cell table:style-name="Таблица11.B1" office:value-type="string">
            <text:p text:style-name="P43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5"><text:span text:style-name="T48">Описание</text:span>:</text:p>
          </table:table-cell>
          <table:table-cell table:style-name="Таблица11.B1" office:value-type="string">
            <text:p text:style-name="P44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5"><text:span text:style-name="T48">Продължителност</text:span>:</text:p>
          </table:table-cell>
          <table:table-cell table:style-name="Таблица11.B1" office:value-type="string">
            <text:p text:style-name="P37"><text:span text:style-name="T68">Повече от </text:span>1<text:span text:style-name="T60">4</text:span> <text:span text:style-name="T48">години</text:span></text:p>
          </table:table-cell>
        </table:table-row>
        <table:table-row>
          <table:table-cell table:style-name="Таблица11.A1" office:value-type="string">
            <text:p text:style-name="P35"><text:span text:style-name="T48">Използвани технологии</text:span>:</text:p>
          </table:table-cell>
          <table:table-cell table:style-name="Таблица11.B1" office:value-type="string">
            <text:p text:style-name="P46"><text:span text:style-name="Default_20_Paragraph_20_Font"><text:span text:style-name="T17">Perl, </text:span></text:span><text:span text:style-name="Default_20_Paragraph_20_Font"><text:span text:style-name="T11">MySQL, (X)HTML, CSS, Shell </text:span></text:span><text:span text:style-name="Default_20_Paragraph_20_Font"><text:span text:style-name="T16">скриптове</text:span></text:span><text:span text:style-name="Default_20_Paragraph_20_Font"><text:span text:style-name="T11">, </text:span></text:span><text:span text:style-name="Default_20_Paragraph_20_Font"><text:span text:style-name="T17">VMware, qemu</text:span></text:span></text:p>
          </table:table-cell>
        </table:table-row>
        <table:table-row>
          <table:table-cell table:style-name="Таблица11.A1" office:value-type="string">
            <text:p text:style-name="P35"><text:span text:style-name="T54">Длъжност</text:span>:</text:p>
          </table:table-cell>
          <table:table-cell table:style-name="Таблица11.B1" office:value-type="string">
            <text:p text:style-name="P37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5"><text:span text:style-name="T48">Размер на екипа</text:span>:</text:p>
          </table:table-cell>
          <table:table-cell table:style-name="Таблица11.B1" office:value-type="string">
            <text:p text:style-name="P40">Един човек</text:p>
          </table:table-cell>
        </table:table-row>
        <table:table-row>
          <table:table-cell table:style-name="Таблица11.A1" office:value-type="string">
            <text:p text:style-name="P35"><text:span text:style-name="T48">Организация</text:span>:</text:p>
          </table:table-cell>
          <table:table-cell table:style-name="Таблица11.B1" office:value-type="string">
            <text:p text:style-name="P41">Личен проект</text:p>
          </table:table-cell>
        </table:table-row>
      </table:table>
      <text:p text:style-name="Standard"/>
      <text:p text:style-name="P23"><text:span text:style-name="Citation"><text:span text:style-name="T19">Виж съ</text:span></text:span><text:span text:style-name="Citation"><text:span text:style-name="T20">що</text:span></text:span><text:span text:style-name="Citation"><text:span text:style-name="T25"> </text:span></text:span><text:a xlink:type="simple" xlink:href="https://github.com/gdsotirov" text:style-name="Internet_20_link" text:visited-style-name="Visited_20_Internet_20_Link"><text:span text:style-name="Internet_20_link"><text:span text:style-name="T21">GitHub </text:span></text:span></text:a><text:a xlink:type="simple" xlink:href="https://github.com/gdsotirov" text:style-name="Internet_20_link" text:visited-style-name="Visited_20_Internet_20_Link"><text:span text:style-name="Internet_20_link"><text:span text:style-name="T20">профила</text:span></text:span></text:a><text:span text:style-name="Citation"><text:span text:style-name="T25"> </text:span></text:span><text:span text:style-name="Citation"><text:span text:style-name="T20">и</text:span></text:span><text:span text:style-name="Citation"><text:span text:style-name="T25"> </text:span></text:span><text:a xlink:type="simple" xlink:href="http://sotirov-bg.net/~gsotirov/projects/" text:style-name="Internet_20_link" text:visited-style-name="Visited_20_Internet_20_Link"><text:span text:style-name="Internet_20_link"><text:span text:style-name="T20">други лични проекти</text:span></text:span></text:a><text:span text:style-name="Citation"><text:span text:style-name="T26">.</text:span></text:span></text:p>
      <text:h text:style-name="P49" text:outline-level="2">Препоръки<text:tab/></text:h>
      <text:list xml:id="list2294652468" text:style-name="L1">
        <text:list-item>
          <text:p text:style-name="P67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68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31"><text:span text:style-name="T34">Забележка</text:span>: Препоръки се предоставят при поискване.</text:p>
      <text:p text:style-name="P24"/>
      <text:p text:style-name="P24"/>
      <text:p text:style-name="P24"/>
      <text:p text:style-name="P25">Последна промяна: <text:date style:data-style-name="N36" text:date-value="2019-12-03T21:12:49.911000109">3.12.2019 г.</text:date></text:p>
      <text:p text:style-name="Standard"><text:span text:style-name="T32">Най-пълна и текуща версия на документа м</text:span><text:span text:style-name="T33">оже да бъде намерена</text:span><text:span text:style-name="T32"> на</text:span><text:span text:style-name="T31"> </text:span><text:a xlink:type="simple" xlink:href="http://sotirov-bg.net/~gsotirov/cv/" text:style-name="Internet_20_link" text:visited-style-name="Visited_20_Internet_20_Link"><text:span text:style-name="Internet_20_link"><text:span text:style-name="T69">http://sotirov-bg.net/~gsotirov/cv/</text:span>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2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loext:header-first>
        <text:p text:style-name="Header"/>
      </loext:header-first>
      <style:footer>
        <text:p text:style-name="MP1"><text:span text:style-name="MT2">Страница </text:span><text:page-number text:select-page="current">4</text:page-number><text:s/>от <text:page-count>5</text:page-count></text:p>
      </style:footer>
      <loext:footer-first>
        <text:p text:style-name="MP1"><text:span text:style-name="MT3">Страница </text:span><text:page-number text:select-page="current">1</text:page-number><text:s/>от <text:page-count>5</text:page-count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Georgi Sotirov</meta:initial-creator>
    <meta:creation-date>2005-08-28T16:46:32</meta:creation-date>
    <dc:date>2019-12-03T21:12:49.365000000</dc:date>
    <dc:language>bg-BG</dc:language>
    <meta:editing-cycles>179</meta:editing-cycles>
    <meta:editing-duration>PT4H44M6S</meta:editing-duration>
    <meta:document-statistic meta:table-count="17" meta:image-count="0" meta:object-count="0" meta:page-count="5" meta:paragraph-count="240" meta:word-count="852" meta:character-count="6225" meta:non-whitespace-character-count="5596"/>
    <meta:user-defined meta:name="Info 1"/>
    <meta:user-defined meta:name="Info 2"/>
    <meta:user-defined meta:name="Info 3"/>
    <meta:user-defined meta:name="Info 4"/>
  </office:meta>
</office:document-meta>
</file>